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"/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Arial1" fo:font-size="8.25pt" fo:letter-spacing="normal" fo:font-style="normal" fo:font-weight="normal" officeooo:rsid="001d13d9" officeooo:paragraph-rsid="001d13d9" style:font-weight-asian="normal" style:font-weight-complex="normal"/>
    </style:style>
    <style:style style:name="P2" style:family="paragraph" style:parent-style-name="Standard">
      <style:text-properties fo:font-variant="normal" fo:text-transform="none" fo:color="#000000" style:font-name="Arial1" fo:font-size="8.25pt" fo:letter-spacing="normal" fo:font-style="normal" fo:font-weight="normal" officeooo:rsid="001d13d9" officeooo:paragraph-rsid="001d829b" style:font-weight-asian="normal" style:font-weight-complex="normal"/>
    </style:style>
    <style:style style:name="P3" style:family="paragraph" style:parent-style-name="Standard">
      <style:text-properties fo:font-variant="normal" fo:text-transform="none" fo:color="#000000" style:font-name="Arial1" fo:font-size="8.25pt" fo:letter-spacing="normal" fo:font-style="normal" fo:font-weight="normal" officeooo:rsid="001d829b" officeooo:paragraph-rsid="001d829b" style:font-weight-asian="normal" style:font-weight-complex="normal"/>
    </style:style>
    <style:style style:name="P4" style:family="paragraph" style:parent-style-name="Standard">
      <style:text-properties fo:font-variant="normal" fo:text-transform="none" fo:color="#000000" style:font-name="Arial1" fo:font-size="8.25pt" fo:letter-spacing="normal" fo:font-style="normal" fo:font-weight="normal" officeooo:paragraph-rsid="001d829b"/>
    </style:style>
    <style:style style:name="P5" style:family="paragraph" style:parent-style-name="Standard">
      <style:text-properties fo:font-variant="normal" fo:text-transform="none" fo:color="#000000" style:font-name="Arial1" fo:font-size="8.25pt" fo:letter-spacing="normal" fo:font-style="normal" fo:font-weight="bold" officeooo:rsid="001d13d9" officeooo:paragraph-rsid="001d13d9" style:font-weight-asian="bold" style:font-weight-complex="bold"/>
    </style:style>
    <style:style style:name="P6" style:family="paragraph" style:parent-style-name="Standard">
      <style:text-properties fo:font-variant="normal" fo:text-transform="none" fo:color="#000000" style:font-name="Arial" fo:font-size="8.25pt" fo:letter-spacing="normal" fo:font-style="normal" fo:font-weight="normal" officeooo:rsid="001d13d9" officeooo:paragraph-rsid="001d13d9" style:font-weight-asian="bold" style:font-weight-complex="bold"/>
    </style:style>
    <style:style style:name="P7" style:family="paragraph" style:parent-style-name="Standard">
      <style:text-properties fo:font-variant="normal" fo:text-transform="none" fo:color="#000000" style:font-name="Arial" fo:font-size="8.25pt" fo:letter-spacing="normal" fo:font-style="normal" fo:font-weight="bold" officeooo:rsid="001d13d9" officeooo:paragraph-rsid="001d13d9" style:font-weight-asian="bold" style:font-weight-complex="bold"/>
    </style:style>
    <style:style style:name="P8" style:family="paragraph" style:parent-style-name="Standard">
      <style:text-properties style:font-name="Arial" fo:font-weight="normal" officeooo:rsid="001d13d9" officeooo:paragraph-rsid="001d829b" style:font-weight-asian="bold" style:font-weight-complex="bold"/>
    </style:style>
    <style:style style:name="P9" style:family="paragraph" style:parent-style-name="Standard">
      <style:text-properties style:font-name="Arial" fo:font-weight="normal" officeooo:rsid="001d13d9" officeooo:paragraph-rsid="001d829b" fo:background-color="#00ff00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variant="normal" fo:text-transform="none" fo:color="#000000" style:font-name="Arial" fo:font-size="8.25pt" fo:letter-spacing="normal" fo:font-style="normal" fo:font-weight="bold" officeooo:rsid="001d13d9" officeooo:paragraph-rsid="001d13d9" style:font-weight-asian="bold" style:font-weight-complex="bold"/>
    </style:style>
    <style:style style:name="P12" style:family="paragraph" style:parent-style-name="Standard">
      <style:text-properties fo:font-variant="normal" fo:text-transform="none" fo:color="#000000" style:font-name="Arial" fo:font-size="8.25pt" fo:letter-spacing="normal" fo:font-style="normal" fo:font-weight="bold" officeooo:rsid="001d829b" officeooo:paragraph-rsid="001d829b" style:font-weight-asian="bold" style:font-weight-complex="bold"/>
    </style:style>
    <style:style style:name="P13" style:family="paragraph" style:parent-style-name="Standard">
      <style:text-properties fo:font-variant="normal" fo:text-transform="none" fo:color="#000000" style:font-name="Courier New" fo:font-size="8.25pt" fo:letter-spacing="normal" fo:font-style="normal" fo:font-weight="bold" officeooo:rsid="001d829b" officeooo:paragraph-rsid="001d13d9" style:font-weight-asian="bold" style:font-weight-complex="bold"/>
    </style:style>
    <style:style style:name="P14" style:family="paragraph" style:parent-style-name="Standard">
      <style:text-properties fo:font-variant="normal" fo:text-transform="none" fo:color="#000000" style:font-name="Courier New" fo:font-size="8.25pt" fo:letter-spacing="normal" fo:font-style="normal" fo:font-weight="bold" officeooo:rsid="001d829b" officeooo:paragraph-rsid="001d829b" style:font-weight-asian="bold" style:font-weight-complex="bold"/>
    </style:style>
    <style:style style:name="P15" style:family="paragraph" style:parent-style-name="Standard">
      <style:text-properties fo:font-variant="normal" fo:text-transform="none" fo:color="#000000" style:font-name="Courier New" fo:font-size="8.25pt" fo:letter-spacing="normal" fo:font-style="normal" fo:font-weight="bold" officeooo:rsid="001d13d9" officeooo:paragraph-rsid="001d13d9" style:font-weight-asian="bold" style:font-weight-complex="bold"/>
    </style:style>
    <style:style style:name="P16" style:family="paragraph" style:parent-style-name="Standard">
      <style:text-properties fo:font-variant="normal" fo:text-transform="none" fo:color="#000000" style:font-name="Courier New" fo:font-size="7pt" fo:letter-spacing="normal" fo:font-style="normal" fo:font-weight="bold" officeooo:rsid="0021ff4a" officeooo:paragraph-rsid="001d13d9" style:font-size-asian="7pt" style:font-weight-asian="bold" style:font-size-complex="7pt" style:font-weight-complex="bold"/>
    </style:style>
    <style:style style:name="P17" style:family="paragraph" style:parent-style-name="Standard">
      <style:text-properties fo:font-variant="normal" fo:text-transform="none" fo:color="#000000" style:font-name="Courier New" fo:font-size="7pt" fo:letter-spacing="normal" fo:font-style="normal" fo:font-weight="bold" officeooo:rsid="0021ff4a" officeooo:paragraph-rsid="0021ff4a" style:font-size-asian="7pt" style:font-weight-asian="bold" style:font-size-complex="7pt" style:font-weight-complex="bold"/>
    </style:style>
    <style:style style:name="P18" style:family="paragraph" style:parent-style-name="Standard">
      <style:text-properties fo:font-variant="normal" fo:text-transform="none" fo:color="#000000" style:font-name="Courier New" fo:font-size="7pt" fo:letter-spacing="normal" fo:font-style="normal" fo:font-weight="bold" officeooo:rsid="0021ff4a" officeooo:paragraph-rsid="00248d75" style:font-size-asian="7pt" style:font-weight-asian="bold" style:font-size-complex="7pt" style:font-weight-complex="bold"/>
    </style:style>
    <style:style style:name="P19" style:family="paragraph" style:parent-style-name="Standard">
      <style:text-properties fo:font-variant="normal" fo:text-transform="none" fo:color="#000000" style:font-name="Courier New" fo:font-size="7pt" fo:letter-spacing="normal" fo:font-style="normal" fo:font-weight="normal" officeooo:rsid="0021ff4a" officeooo:paragraph-rsid="001d13d9" style:font-size-asian="7pt" style:font-weight-asian="normal" style:font-size-complex="7pt" style:font-weight-complex="normal"/>
    </style:style>
    <style:style style:name="P20" style:family="paragraph" style:parent-style-name="Standard">
      <style:text-properties fo:font-variant="normal" fo:text-transform="none" fo:color="#000000" style:font-name="Courier New" fo:font-size="7pt" fo:letter-spacing="normal" fo:font-style="normal" fo:font-weight="normal" officeooo:rsid="0021ff4a" officeooo:paragraph-rsid="0021ff4a" style:font-size-asian="7pt" style:font-weight-asian="normal" style:font-size-complex="7pt" style:font-weight-complex="normal"/>
    </style:style>
    <style:style style:name="P21" style:family="paragraph" style:parent-style-name="Standard">
      <style:text-properties fo:font-variant="normal" fo:text-transform="none" fo:color="#000000" style:font-name="Courier New" fo:font-size="7pt" fo:letter-spacing="normal" fo:font-style="normal" fo:font-weight="normal" officeooo:rsid="0021ff4a" officeooo:paragraph-rsid="00248d75" style:font-size-asian="7pt" style:font-weight-asian="normal" style:font-size-complex="7pt" style:font-weight-complex="normal"/>
    </style:style>
    <style:style style:name="P22" style:family="paragraph" style:parent-style-name="Standard">
      <style:text-properties fo:font-variant="normal" fo:text-transform="none" fo:color="#000000" style:font-name="Courier New" fo:font-size="7pt" fo:letter-spacing="normal" fo:font-style="normal" fo:font-weight="normal" officeooo:rsid="001d829b" officeooo:paragraph-rsid="00248d75" style:font-size-asian="7pt" style:font-weight-asian="normal" style:font-size-complex="7pt" style:font-weight-complex="normal"/>
    </style:style>
    <style:style style:name="P23" style:family="paragraph" style:parent-style-name="Standard">
      <style:text-properties fo:font-variant="normal" fo:text-transform="none" fo:color="#000000" style:font-name="Courier New" fo:font-size="7pt" fo:letter-spacing="normal" fo:font-style="normal" fo:font-weight="normal" officeooo:rsid="0022c575" officeooo:paragraph-rsid="00248d75" style:font-size-asian="7pt" style:font-weight-asian="normal" style:font-size-complex="7pt" style:font-weight-complex="normal"/>
    </style:style>
    <style:style style:name="P24" style:family="paragraph" style:parent-style-name="Standard">
      <style:text-properties fo:font-variant="normal" fo:text-transform="none" fo:color="#000000" style:font-name="Arial1" fo:font-size="8.25pt" fo:letter-spacing="normal" fo:font-style="normal" fo:font-weight="normal" officeooo:rsid="001d13d9" officeooo:paragraph-rsid="001d829b" style:font-weight-asian="normal" style:font-weight-complex="normal"/>
    </style:style>
    <style:style style:name="T1" style:family="text">
      <style:text-properties officeooo:rsid="001d13d9"/>
    </style:style>
    <style:style style:name="T2" style:family="text">
      <style:text-properties fo:font-variant="normal" fo:text-transform="none" fo:color="#000000" fo:font-size="8.25pt" fo:letter-spacing="normal" fo:font-style="normal"/>
    </style:style>
    <style:style style:name="T3" style:family="text">
      <style:text-properties fo:font-variant="normal" fo:text-transform="none" fo:color="#000000" fo:font-size="8.25pt" fo:letter-spacing="normal" fo:font-style="normal" fo:font-weight="bold" officeooo:rsid="001d829b" fo:background-color="transparent"/>
    </style:style>
    <style:style style:name="T4" style:family="text">
      <style:text-properties fo:font-variant="normal" fo:text-transform="none" fo:color="#000000" fo:font-size="8.25pt" fo:letter-spacing="normal" fo:font-style="normal" fo:background-color="#00ff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829b" style:font-weight-asian="bold" style:font-weight-complex="bold"/>
    </style:style>
    <style:style style:name="T7" style:family="text">
      <style:text-properties fo:font-weight="bold" fo:background-color="#23ff23" style:font-weight-asian="bold" style:font-weight-complex="bold"/>
    </style:style>
    <style:style style:name="T8" style:family="text">
      <style:text-properties fo:font-weight="bold" officeooo:rsid="001d13d9" fo:background-color="#ff0000" style:font-weight-asian="bold" style:font-weight-complex="bold"/>
    </style:style>
    <style:style style:name="T9" style:family="text">
      <style:text-properties fo:font-weight="bold" officeooo:rsid="001d829b" fo:background-color="transparent" style:font-weight-asian="bold" style:font-weight-complex="bold"/>
    </style:style>
    <style:style style:name="T10" style:family="text">
      <style:text-properties fo:font-weight="bold" officeooo:rsid="001d13d9" fo:background-color="transparent" style:font-weight-asian="bold" style:font-weight-complex="bold"/>
    </style:style>
    <style:style style:name="T11" style:family="text">
      <style:text-properties fo:font-weight="bold" fo:background-color="#00ff00" style:font-weight-asian="bold" style:font-weight-complex="bold"/>
    </style:style>
    <style:style style:name="T12" style:family="text">
      <style:text-properties fo:font-weight="bold" officeooo:rsid="001d13d9" fo:background-color="#00ff00" style:font-weight-asian="bold" style:font-weight-complex="bold"/>
    </style:style>
    <style:style style:name="T13" style:family="text">
      <style:text-properties fo:background-color="transparent"/>
    </style:style>
    <style:style style:name="T14" style:family="text">
      <style:text-properties fo:background-color="transparent" style:font-weight-asian="normal" style:font-weight-complex="normal"/>
    </style:style>
    <style:style style:name="T15" style:family="text">
      <style:text-properties officeooo:rsid="001d13d9" fo:background-color="transparent" style:font-weight-asian="normal" style:font-weight-complex="normal"/>
    </style:style>
    <style:style style:name="T16" style:family="text">
      <style:text-properties officeooo:rsid="001d13d9" style:font-weight-asian="normal" style:font-weight-complex="normal"/>
    </style:style>
    <style:style style:name="T17" style:family="text">
      <style:text-properties officeooo:rsid="001d829b"/>
    </style:style>
    <style:style style:name="T18" style:family="text">
      <style:text-properties officeooo:rsid="0022c575"/>
    </style:style>
    <style:style style:name="T19" style:family="text">
      <style:text-properties officeooo:rsid="00248d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visions <text:span text:style-name="T19">(For Section 1)</text:span></text:p>
      <text:p text:style-name="P7"/>
      <text:p text:style-name="P7">Rev1 (User A)</text:p>
      <text:p text:style-name="P9"><text:span text:style-name="T3">A - </text:span><text:span text:style-name="T2">Lorem ipsum dolor sit amet, consectetur adipiscing elit.</text:span></text:p>
      <text:p text:style-name="P9"><text:span text:style-name="T3">A - </text:span><text:span text:style-name="T2">Pellentesque eget placerat turpis.</text:span></text:p>
      <text:p text:style-name="P9"><text:span text:style-name="T3">A - </text:span><text:span text:style-name="T2">Quisque nec tortor tincidunt, pellentesque lorem vel, condimentum.</text:span></text:p>
      <text:p text:style-name="P8"><text:span text:style-name="T3">A - </text:span><text:span text:style-name="T4">Curabitur eu ultricies augue.</text:span></text:p>
      <text:p text:style-name="P6"/>
      <text:p text:style-name="P7">Rev2 (User B)</text:p>
      <text:p text:style-name="P2"><text:span text:style-name="T6">A - </text:span>Lorem ipsum dolor sit amet, consectetur adipiscing elit.</text:p>
      <text:p text:style-name="P2"><text:span text:style-name="T6">A - </text:span>Pellentesque eget placerat turpis.</text:p>
      <text:p text:style-name="P2"><text:span text:style-name="T6">A - </text:span>Quisque nec tortor tincidunt, pellentesque lorem vel, condimentum <text:span text:style-name="T7">massa</text:span>.</text:p>
      <text:p text:style-name="P2"><text:span text:style-name="T6">A - </text:span>Curabitur eu ultricies augue.</text:p>
      <text:p text:style-name="P1"/>
      <text:p text:style-name="P16"><text:span text:style-name="T19">Modifier</text:span><text:tab/> <text:span text:style-name="T19">Owner</text:span><text:tab/>Type<text:tab/><text:tab/>Attributes</text:p>
      <text:p text:style-name="P19">B<text:tab/> A<text:tab/>changes<text:tab/><text:tab/>{revId:2, <text:span text:style-name="T19">sectId:1, sentId:3,</text:span> words<text:span text:style-name="T19">Ins</text:span>:1, wordsDel:0, takesOwnership:false}</text:p>
      <text:p text:style-name="P1"/>
      <text:p text:style-name="P5">Rev3 (User C)</text:p>
      <text:p text:style-name="P2"><text:span text:style-name="T9">C - </text:span><text:span text:style-name="T7">Sed in est ante.</text:span></text:p>
      <text:p text:style-name="P2"><text:span text:style-name="T6">A - </text:span>Lorem ipsum dolor sit amet, consectetur adipiscing elit.</text:p>
      <text:p text:style-name="P2"><text:span text:style-name="T6">A - </text:span>Pellentesque eget placerat turpis.</text:p>
      <text:p text:style-name="P2"><text:span text:style-name="T6">A - </text:span>Quisque nec tortor tincidunt, pellentesque lorem vel, condimentum <text:span text:style-name="T13">massa</text:span>.</text:p>
      <text:p text:style-name="P2"><text:span text:style-name="T6">A - </text:span>Curabitur eu ultricies augue.</text:p>
      <text:p text:style-name="P1"/>
      <text:p text:style-name="P1"><text:tab/></text:p>
      <text:p text:style-name="P17"><text:span text:style-name="T19">Modifier<text:tab/> Owner</text:span><text:tab/>Type<text:tab/><text:tab/>Attributes</text:p>
      <text:p text:style-name="P21">B<text:tab/> A<text:tab/>changes<text:tab/><text:tab/>{revId:2, <text:span text:style-name="T19">sectId:1,</text:span> <text:span text:style-name="T19">sentId:3,</text:span> wordsIns:1, wordsDel:0, takesOwnership:false}</text:p>
      <text:p text:style-name="P20">C<text:tab/> A<text:tab/>adds_before<text:tab/>{revId:3, <text:span text:style-name="T19">sectId:1, sentId:1, </text:span>wordsIns:4, wordsDel:0}</text:p>
      <text:p text:style-name="P1"/>
      <text:p text:style-name="P5">Rev4 (User A)</text:p>
      <text:p text:style-name="P4"><text:span text:style-name="T9">A - </text:span><text:span text:style-name="T15">Sed in est ante </text:span><text:span text:style-name="T11">nunc arcu, imperdiet id dapibus eu, sollicitudin vitae augue</text:span><text:span text:style-name="T15">.</text:span></text:p>
      <text:p text:style-name="P4"><text:span text:style-name="T6">A - </text:span><text:span text:style-name="T16">Lorem ipsum dolor sit amet, consectetur adipiscing elit.</text:span></text:p>
      <text:p text:style-name="P4"><text:span text:style-name="T6">A - </text:span><text:span text:style-name="T16">Pellentesque eget placerat turpis.</text:span></text:p>
      <text:p text:style-name="P4"><text:span text:style-name="T6">A - </text:span><text:span text:style-name="T16">Quisque nec tortor tincidunt, pellentesque lorem vel, condimentum </text:span><text:span text:style-name="T15">massa</text:span><text:span text:style-name="T16">.</text:span></text:p>
      <text:p text:style-name="P4"><text:span text:style-name="T6">A - </text:span><text:span text:style-name="T16">Curabitur eu ultricies augue.</text:span></text:p>
      <text:p text:style-name="P13"/>
      <text:p text:style-name="P18"><text:span text:style-name="T19">Modifier<text:tab/> Owner</text:span><text:tab/>Type<text:tab/><text:tab/>Attributes</text:p>
      <text:p text:style-name="P21">B<text:tab/>A<text:tab/>changes<text:tab/><text:tab/>{revId:2, <text:span text:style-name="T19">sectId:1,</text:span> <text:span text:style-name="T19">sentId:3,</text:span> wordsIns:1, wordsDel:0, takesOwnership:false}</text:p>
      <text:p text:style-name="P21">C<text:tab/>A<text:tab/>adds_before<text:tab/>{revId: 3, <text:span text:style-name="T19">sectId:1, sentId:1, </text:span>wordsIns: 4, wordsDel: 0}</text:p>
      <text:p text:style-name="P21">A<text:tab/>C<text:tab/>changes<text:tab/><text:tab/>{revId: 4, <text:span text:style-name="T19">sectId:1, sentId:1, </text:span>wordsIns: 9, wordsDel: 0, takesOwnership: true}</text:p>
      <text:p text:style-name="P15"/>
      <text:p text:style-name="P12">Rev5 (User B)</text:p>
      <text:p text:style-name="P4"><text:span text:style-name="T9">A - </text:span><text:span text:style-name="T15">Sed in est ante </text:span><text:span text:style-name="T14">nunc arcu, imperdiet id dapibus eu, sollicitudin vitae augue</text:span><text:span text:style-name="T15">.</text:span></text:p>
      <text:p text:style-name="P4"><text:span text:style-name="T10">B -</text:span><text:span text:style-name="T15"> </text:span><text:span text:style-name="T12">Nam volutpat et ante sed tempor.</text:span></text:p>
      <text:p text:style-name="P4"><text:span text:style-name="T6">A - </text:span><text:span text:style-name="T16">Lorem ipsum dolor sit amet, consectetur adipiscing elit.</text:span></text:p>
      <text:p text:style-name="P4"><text:span text:style-name="T6">A - </text:span><text:span text:style-name="T16">Pellentesque eget placerat turpis.</text:span></text:p>
      <text:p text:style-name="P4"><text:span text:style-name="T6">A - </text:span><text:span text:style-name="T16">Quisque nec tortor tincidunt, pellentesque lorem vel, condimentum </text:span><text:span text:style-name="T15">massa</text:span><text:span text:style-name="T16">.</text:span></text:p>
      <text:p text:style-name="P3"><text:span text:style-name="T5">A -</text:span> <text:span text:style-name="T1">Curabitur eu ultricies augue.</text:span></text:p>
      <text:p text:style-name="P14"/>
      <text:p text:style-name="P18"><text:span text:style-name="T19">Modifier<text:tab/> Owner</text:span><text:tab/>Type<text:tab/><text:tab/>Attributes</text:p>
      <text:p text:style-name="P21">B<text:tab/> A<text:tab/>changes<text:tab/><text:tab/>{revId:2, <text:span text:style-name="T19">sectId:1,</text:span> <text:span text:style-name="T19">sentId:3,</text:span> wordsIns:1, wordsDel:0, takesOwnership:false}</text:p>
      <text:p text:style-name="P21">C<text:tab/> A<text:tab/>adds_before<text:tab/>{revId: 3, <text:span text:style-name="T19">sectId:1, sentId:1, </text:span>wordsIns: 4, wordsDel: 0}</text:p>
      <text:p text:style-name="P21">A<text:tab/> C<text:tab/>changes<text:tab/><text:tab/>{revId: 4, <text:span text:style-name="T19">sectId:1, sentId:1, </text:span>wordsIns: 9, wordsDel: 0, takesOwnership: true}</text:p>
      <text:p text:style-name="P21">B<text:tab/> A<text:tab/>adds_after<text:tab/>{revId: 5, <text:span text:style-name="T19">sectId:1, sentId:1, </text:span>wordsIns: 6, wordsDel: 0}</text:p>
      <text:p text:style-name="P21">B<text:tab/> A<text:tab/>adds_<text:span text:style-name="T18">before</text:span><text:tab/>{revId: 5, <text:span text:style-name="T19">sectId:1, sentId:3, </text:span>wordsIns: 6, wordsDel: 0}</text:p>
      <text:p text:style-name="P14"/>
      <text:p text:style-name="P12">Rev6 (User C)</text:p>
      <text:p text:style-name="P4"><text:span text:style-name="T9">A - </text:span><text:span text:style-name="T15">Sed in est ante </text:span><text:span text:style-name="T14">nunc arcu, imperdiet id dapibus eu, sollicitudin vitae augue</text:span><text:span text:style-name="T15">.</text:span></text:p>
      <text:p text:style-name="P4"><text:span text:style-name="T10">B -</text:span><text:span text:style-name="T15"> Nam </text:span><text:span text:style-name="T8">volutpat</text:span><text:span text:style-name="T15"> et ante sed tempor.</text:span></text:p>
      <text:p text:style-name="P4"><text:span text:style-name="T6">A - </text:span><text:span text:style-name="T16">Lorem ipsum dolor sit amet, consectetur adipiscing elit.</text:span></text:p>
      <text:p text:style-name="P4"><text:span text:style-name="T6">A - </text:span><text:span text:style-name="T16">Pellentesque eget placerat turpis.</text:span></text:p>
      <text:p text:style-name="P4"><text:span text:style-name="T6">A - </text:span><text:span text:style-name="T16">Quisque nec tortor tincidunt, pellentesque lorem vel, condimentum </text:span><text:span text:style-name="T15">massa</text:span><text:span text:style-name="T16">.</text:span></text:p>
      <text:p text:style-name="P3"><text:span text:style-name="T5">A -</text:span> <text:span text:style-name="T1">Curabitur eu ultricies augue.</text:span></text:p>
      <text:p text:style-name="P2"><text:tab/></text:p>
      <text:p text:style-name="P18"><text:span text:style-name="T19">Modifier<text:tab/> Owner</text:span><text:tab/>Type<text:tab/><text:tab/>Attributes</text:p>
      <text:p text:style-name="P21">B<text:tab/> A<text:tab/>changes<text:tab/><text:tab/>{revId:2, <text:span text:style-name="T19">sectId:1,</text:span> <text:span text:style-name="T19">sentId:3,</text:span> wordsIns:1, wordsDel:0, takesOwnership:false}</text:p>
      <text:p text:style-name="P21">C<text:tab/> A<text:tab/>adds_before<text:tab/>{revId: 3, <text:span text:style-name="T19">sectId:1, sentId:1, </text:span>wordsIns: 4, wordsDel: 0}</text:p>
      <text:p text:style-name="P21">A<text:tab/> C<text:tab/>changes<text:tab/><text:tab/>{revId: 4, <text:span text:style-name="T19">sectId:1, sentId:1, </text:span>wordsIns: 9, wordsDel: 0, takesOwnership: true}</text:p>
      <text:p text:style-name="P21">B<text:tab/> A<text:tab/>adds_after<text:tab/>{revId: 5, <text:span text:style-name="T19">sectId:1, sentId:1, </text:span>wordsIns: 6, wordsDel: 0}</text:p>
      <text:p text:style-name="P22">B<text:tab/> A<text:tab/>adds_before<text:tab/>{revId: 5, <text:span text:style-name="T19">sectId:1, sentId:3, </text:span>wordsIns: 6, wordsDel: 0}</text:p>
      <text:p text:style-name="P23"><text:span text:style-name="T17">C<text:tab/> </text:span>B<text:tab/>changes<text:tab/><text:tab/>{revId: 6, <text:span text:style-name="T19">sectId:1, sentId:2, </text:span>wordsIns: 0, wordsDel: 1, takesOwnership: fals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"/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9-10T10:00:17.340305171</meta:creation-date>
    <dc:date>2013-09-10T17:22:45.489055566</dc:date>
    <dc:creator>david </dc:creator>
    <meta:editing-duration>PT5H8M16S</meta:editing-duration>
    <meta:editing-cycles>5</meta:editing-cycles>
    <meta:generator>LibreOffice/4.1.1.2$Linux_X86_64 LibreOffice_project/410m0$Build-2</meta:generator>
    <meta:document-statistic meta:table-count="0" meta:image-count="0" meta:object-count="0" meta:page-count="1" meta:paragraph-count="61" meta:word-count="488" meta:character-count="3226" meta:non-whitespace-character-count="2762"/>
  </office:meta>
</office:document-meta>
</file>